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680d" officeooo:paragraph-rsid="001c680d"/>
    </style:style>
    <style:style style:name="Sect1" style:family="section">
      <style:section-properties style:editable="false">
        <style:columns fo:column-count="5" fo:column-gap="0cm">
          <style:column-sep style:width="0.009cm" style:color="#000000" style:height="100%" style:style="solid"/>
          <style:column style:rel-width="1927*" fo:start-indent="0cm" fo:end-indent="0cm"/>
          <style:column style:rel-width="1927*" fo:start-indent="0cm" fo:end-indent="0cm"/>
          <style:column style:rel-width="1927*" fo:start-indent="0cm" fo:end-indent="0cm"/>
          <style:column style:rel-width="1927*" fo:start-indent="0cm" fo:end-indent="0cm"/>
          <style:column style:rel-width="1930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ExampleSection">
        <text:p text:style-name="P1">1</text:p>
        <text:p text:style-name="P1">2</text:p>
        <text:p text:style-name="P1">3</text:p>
        <text:p text:style-name="P1">4</text:p>
        <text:p text:style-name="P1">5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09:52:37.777000000</meta:creation-date>
    <dc:date>2017-06-15T09:53:43.749000000</dc:date>
    <meta:editing-duration>PT1M6S</meta:editing-duration>
    <meta:editing-cycles>1</meta:editing-cycles>
    <meta:document-statistic meta:table-count="0" meta:image-count="0" meta:object-count="0" meta:page-count="1" meta:paragraph-count="5" meta:word-count="5" meta:character-count="5" meta:non-whitespace-character-count="5"/>
    <meta:generator>LibreOffice/5.1.6.1$Windows_X86_64 LibreOffice_project/f3e25ec0581f5012f54d8810dcddd5824f4ee374</meta:generator>
  </office:meta>
</office:document-meta>
</file>